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190278" officeooo:paragraph-rsid="0019027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9a4dc" officeooo:paragraph-rsid="0019a4dc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language="zxx" fo:country="none" fo:font-weight="bold" officeooo:paragraph-rsid="00185b56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zxx" fo:country="none" fo:font-weight="bold" officeooo:rsid="00185b56" officeooo:paragraph-rsid="00185b56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zxx" fo:country="none" fo:font-weight="bold" officeooo:rsid="00190278" officeooo:paragraph-rsid="00190278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zxx" fo:country="none" fo:font-weight="bold" officeooo:rsid="0019a4dc" officeooo:paragraph-rsid="0019a4dc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zxx" fo:country="none" fo:font-weight="bold" officeooo:rsid="001adb35" officeooo:paragraph-rsid="001adb35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fo:language="zxx" fo:country="none" officeooo:rsid="00185b56" officeooo:paragraph-rsid="00185b56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zxx" fo:country="none" fo:font-weight="normal" officeooo:rsid="00185b56" officeooo:paragraph-rsid="00185b56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zxx" fo:country="none" fo:font-weight="normal" officeooo:rsid="00190278" officeooo:paragraph-rsid="00190278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zxx" fo:country="none" fo:font-weight="normal" officeooo:rsid="0019a4dc" officeooo:paragraph-rsid="0019a4dc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zxx" fo:country="none" fo:font-weight="normal" officeooo:rsid="001adb35" officeooo:paragraph-rsid="001adb35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zxx" fo:country="none" fo:font-weight="normal" officeooo:rsid="00185b56" officeooo:paragraph-rsid="00185b56" style:font-size-asian="10.5pt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185b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asian="10.5pt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officeooo:rsid="001adb35"/>
    </style:style>
    <style:style style:name="T6" style:family="text">
      <style:text-properties officeooo:rsid="001c57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echnologie Sieciowe</text:span></text:p>
      <text:p text:style-name="P3"><text:span text:style-name="T1">Lista 5</text:span></text:p>
      <text:p text:style-name="P8"><text:span text:style-name="T1">Maksym Telepchuk</text:span></text:p>
      <text:p text:style-name="P4">Zadanie 1.</text:p>
      <text:p text:style-name="P9"/>
      <text:p text:style-name="P9">Plik server3.pl jest skryptem napisanym w języku Perl. To jest prosty HTTP serwer.</text:p>
      <text:p text:style-name="P9">Zamieniamy <text:span text:style-name="T2">lukim</text:span> na <text:span text:style-name="T2">localhost</text:span></text:p>
      <text:p text:style-name="P9"><text:span text:style-name="T2"/></text:p>
      <text:p text:style-name="P4">Zadanie 3.</text:p>
      <text:p text:style-name="P14"/>
      <text:p text:style-name="P10">Odpalamy <text:span text:style-name="T3">serwer</text:span> w terminalu, serwer nasłuchiwuje socket 4321.</text:p>
      <text:p text:style-name="P1"><text:span text:style-name="T4">Za pomocą przeglądrki podłączamy się do </text:span><text:a xlink:type="simple" xlink:href="http://localhost:4321/" text:style-name="Internet_20_link" text:visited-style-name="Visited_20_Internet_20_Link"><text:span text:style-name="T4">http://localhost:4321</text:span></text:a></text:p>
      <text:p text:style-name="P11">Przeglądarka wyświetli stronę gęnerowaną plikiem ‘index.html’</text:p>
      <text:p text:style-name="P11"/>
      <text:p text:style-name="P5">Zadanie 4.</text:p>
      <text:p text:style-name="P11"/>
      <text:p text:style-name="P11">Zmieniamy plik server3.pl</text:p>
      <text:p text:style-name="P11">Różnica: Zmiana drugiej pętli.</text:p>
      <text:p text:style-name="P10"/>
      <text:p text:style-name="P11">Ususuwamy sprawdzanie czy metoda jest typu ‘GET’. </text:p>
      <text:p text:style-name="P2"><text:span text:style-name="T4">Formujemy odpowiedź </text:span><text:a xlink:type="simple" xlink:href="http://Response/" text:style-name="Internet_20_link" text:visited-style-name="Visited_20_Internet_20_Link"><text:span text:style-name="T4">HTTP::Response</text:span></text:a><text:span text:style-name="T4">, jako treść ustawiamy treść żądania klienta.</text:span></text:p>
      <text:p text:style-name="P12">Metodą send_response wysyłamy odpowiedź do klienta. </text:p>
      <text:p text:style-name="P12"/>
      <text:p text:style-name="P6">Zadanie 5.</text:p>
      <text:p text:style-name="P12">W zananiu 5 rozszerzamy serwi<text:span text:style-name="T5">s o możliwość dostępu do dowolnego pliku w folderze.</text:span></text:p>
      <text:p text:style-name="P13">Dodajemy zmienną $WEBDIR, przechowującą ścieżkę do katalogu w którym działamy.</text:p>
      <text:p text:style-name="P13">Zmienna $file przechowywuje ściężkę do żądanego pliku w katalogu korzeniowym. Zarówno <text:span text:style-name="T6">ustawiamy</text:span> plik domyślny <text:span text:style-name="T6">na</text:span> 'index.html'.</text:p>
      <text:p text:style-name="P13"/>
      <text:p text:style-name="P7">Zadanie 6.</text:p>
      <text:p text:style-name="P13"/>
      <text:p text:style-name="P13">W programie 'Wireshark' przechwytujemy ramki komunikatów protokolu HTTP. Informacje przesyłane do serwera są podobne do informacji z zadania 4. Dane przesyłane do klienta , to te same dane wyświetlane w przeglądarce opakowane w ramki protokołu HTT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5:00:44.952693471</meta:creation-date>
    <dc:date>2018-06-08T16:55:08.003311668</dc:date>
    <meta:editing-duration>PT16M15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22" meta:word-count="158" meta:character-count="1157" meta:non-whitespace-character-count="1019"/>
  </office:meta>
</office:document-meta>
</file>